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KeinLeerraum" style:master-page-name="MP0" style:list-style-name="LFO2" style:family="paragraph">
      <style:paragraph-properties fo:break-before="page"/>
    </style:style>
    <style:style style:name="T2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3" style:parent-style-name="Absatz-Standardschriftart" style:family="text">
      <style:text-properties style:font-name-complex="Calibri" fo:font-size="14pt" style:font-size-asian="14pt" style:font-size-complex="14pt" style:language-asian="de" style:country-asian="DE"/>
    </style:style>
    <style:style style:name="P4" style:parent-style-name="KeinLeerraum" style:family="paragraph">
      <style:paragraph-properties fo:margin-left="0.4472in">
        <style:tab-stops/>
      </style:paragraph-properties>
      <style:text-properties style:font-name-complex="Calibri" fo:font-size="14pt" style:font-size-asian="14pt" style:font-size-complex="14pt" fo:language="ru" fo:country="RU" style:language-asian="de" style:country-asian="DE"/>
    </style:style>
    <style:style style:name="P5" style:parent-style-name="KeinLeerraum" style:family="paragraph">
      <style:paragraph-properties fo:margin-left="0.4472in">
        <style:tab-stops/>
      </style:paragraph-properties>
      <style:text-properties style:font-name-complex="Calibri" fo:font-weight="bold" style:font-weight-asian="bold" style:font-weight-complex="bold" fo:font-size="14pt" style:font-size-asian="14pt" style:font-size-complex="14pt" style:language-asian="de" style:country-asian="DE"/>
    </style:style>
    <style:style style:name="P6" style:parent-style-name="KeinLeerraum" style:family="paragraph">
      <style:paragraph-properties fo:margin-left="0.4472in">
        <style:tab-stops/>
      </style:paragraph-properties>
      <style:text-properties style:font-name-complex="Calibri" fo:font-weight="bold" style:font-weight-asian="bold" style:font-weight-complex="bold" fo:font-size="14pt" style:font-size-asian="14pt" style:font-size-complex="14pt" style:language-asian="de" style:country-asian="DE"/>
    </style:style>
    <style:style style:name="P7" style:parent-style-name="KeinLeerraum" style:family="paragraph">
      <style:paragraph-properties fo:margin-left="0.4472in">
        <style:tab-stops/>
      </style:paragraph-properties>
      <style:text-properties style:font-name-complex="Calibri" fo:font-weight="bold" style:font-weight-asian="bold" style:font-weight-complex="bold" fo:font-size="14pt" style:font-size-asian="14pt" style:font-size-complex="14pt" style:language-asian="de" style:country-asian="DE"/>
    </style:style>
    <style:style style:name="P8" style:parent-style-name="KeinLeerraum" style:list-style-name="LFO2" style:family="paragraph"/>
    <style:style style:name="T9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0" style:parent-style-name="Absatz-Standardschriftart" style:family="text">
      <style:text-properties style:font-name-complex="Calibri" fo:font-size="14pt" style:font-size-asian="14pt" style:font-size-complex="14pt" style:language-asian="de" style:country-asian="DE"/>
    </style:style>
    <style:style style:name="T11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2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3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4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5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16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17" style:parent-style-name="KeinLeerraum" style:family="paragraph">
      <style:paragraph-properties fo:margin-left="0.1972in">
        <style:tab-stops/>
      </style:paragraph-properties>
      <style:text-properties style:font-name-complex="Calibri" fo:font-size="14pt" style:font-size-asian="14pt" style:font-size-complex="14pt" fo:language="ru" fo:country="RU" style:language-asian="de" style:country-asian="DE"/>
    </style:style>
    <style:style style:name="P18" style:parent-style-name="KeinLeerraum" style:list-style-name="LFO2" style:family="paragraph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P19" style:parent-style-name="Standard" style:family="paragraph">
      <style:paragraph-properties style:line-height-at-least="0.1979in" fo:background-color="#1E1E1E"/>
    </style:style>
    <style:style style:name="T20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21" style:parent-style-name="Absatz-Standardschriftar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GB" style:language-asian="de" style:country-asian="DE"/>
    </style:style>
    <style:style style:name="T22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23" style:parent-style-name="Absatz-Standardschriftar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GB" style:language-asian="de" style:country-asian="DE"/>
    </style:style>
    <style:style style:name="T24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P25" style:parent-style-name="Standard" style:family="paragraph">
      <style:paragraph-properties fo:margin-bottom="0in" style:line-height-at-least="0.1979in" fo:background-color="#1E1E1E"/>
    </style:style>
    <style:style style:name="T26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27" style:parent-style-name="Absatz-Standardschriftar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GB" style:language-asian="de" style:country-asian="DE"/>
    </style:style>
    <style:style style:name="T28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29" style:parent-style-name="Absatz-Standardschriftar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GB" style:language-asian="de" style:country-asian="DE"/>
    </style:style>
    <style:style style:name="T30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31" style:parent-style-name="Absatz-Standardschriftar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GB" style:language-asian="de" style:country-asian="DE"/>
    </style:style>
    <style:style style:name="T32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33" style:parent-style-name="Absatz-Standardschriftar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GB" style:language-asian="de" style:country-asian="DE"/>
    </style:style>
    <style:style style:name="T34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P35" style:parent-style-name="Standard" style:family="paragraph">
      <style:paragraph-properties fo:margin-bottom="0in" style:line-height-at-least="0.1979in" fo:background-color="#1E1E1E"/>
    </style:style>
    <style:style style:name="T36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37" style:parent-style-name="Absatz-Standardschriftar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GB" style:language-asian="de" style:country-asian="DE"/>
    </style:style>
    <style:style style:name="T38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39" style:parent-style-name="Absatz-Standardschriftar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GB" style:language-asian="de" style:country-asian="DE"/>
    </style:style>
    <style:style style:name="T40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41" style:parent-style-name="Absatz-Standardschriftar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GB" style:language-asian="de" style:country-asian="DE"/>
    </style:style>
    <style:style style:name="T42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43" style:parent-style-name="Absatz-Standardschriftar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GB" style:language-asian="de" style:country-asian="DE"/>
    </style:style>
    <style:style style:name="T44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P45" style:parent-style-name="Standard" style:family="paragraph">
      <style:paragraph-properties fo:margin-bottom="0in" style:line-height-at-least="0.1979in" fo:background-color="#1E1E1E"/>
    </style:style>
    <style:style style:name="T46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47" style:parent-style-name="Absatz-Standardschriftar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GB" style:language-asian="de" style:country-asian="DE"/>
    </style:style>
    <style:style style:name="T48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49" style:parent-style-name="Absatz-Standardschriftar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GB" style:language-asian="de" style:country-asian="DE"/>
    </style:style>
    <style:style style:name="T50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51" style:parent-style-name="Absatz-Standardschriftar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GB" style:language-asian="de" style:country-asian="DE"/>
    </style:style>
    <style:style style:name="T52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53" style:parent-style-name="Absatz-Standardschriftar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GB" style:language-asian="de" style:country-asian="DE"/>
    </style:style>
    <style:style style:name="T54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P55" style:parent-style-name="Standard" style:family="paragraph">
      <style:paragraph-properties fo:margin-bottom="0in" style:line-height-at-least="0.1979in" fo:background-color="#1E1E1E"/>
    </style:style>
    <style:style style:name="T56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57" style:parent-style-name="Absatz-Standardschriftar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GB" style:language-asian="de" style:country-asian="DE"/>
    </style:style>
    <style:style style:name="T58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59" style:parent-style-name="Absatz-Standardschriftar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GB" style:language-asian="de" style:country-asian="DE"/>
    </style:style>
    <style:style style:name="T60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61" style:parent-style-name="Absatz-Standardschriftar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GB" style:language-asian="de" style:country-asian="DE"/>
    </style:style>
    <style:style style:name="T62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63" style:parent-style-name="Absatz-Standardschriftar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GB" style:language-asian="de" style:country-asian="DE"/>
    </style:style>
    <style:style style:name="T64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P65" style:parent-style-name="Standard" style:family="paragraph">
      <style:paragraph-properties fo:margin-bottom="0in" style:line-height-at-least="0.1979in" fo:background-color="#1E1E1E"/>
    </style:style>
    <style:style style:name="T66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67" style:parent-style-name="Absatz-Standardschriftar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GB" style:language-asian="de" style:country-asian="DE"/>
    </style:style>
    <style:style style:name="T68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69" style:parent-style-name="Absatz-Standardschriftar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GB" style:language-asian="de" style:country-asian="DE"/>
    </style:style>
    <style:style style:name="T70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71" style:parent-style-name="Absatz-Standardschriftar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GB" style:language-asian="de" style:country-asian="DE"/>
    </style:style>
    <style:style style:name="T72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73" style:parent-style-name="Absatz-Standardschriftar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GB" style:language-asian="de" style:country-asian="DE"/>
    </style:style>
    <style:style style:name="T74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75" style:parent-style-name="Absatz-Standardschriftar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GB" style:language-asian="de" style:country-asian="DE"/>
    </style:style>
    <style:style style:name="T76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77" style:parent-style-name="Absatz-Standardschriftar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GB" style:language-asian="de" style:country-asian="DE"/>
    </style:style>
    <style:style style:name="T78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79" style:parent-style-name="Absatz-Standardschriftar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GB" style:language-asian="de" style:country-asian="DE"/>
    </style:style>
    <style:style style:name="T80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P81" style:parent-style-name="Standard" style:family="paragraph">
      <style:paragraph-properties fo:margin-bottom="0in" style:line-height-at-least="0.1979in" fo:background-color="#1E1E1E"/>
    </style:style>
    <style:style style:name="T82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83" style:parent-style-name="Absatz-Standardschriftar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GB" style:language-asian="de" style:country-asian="DE"/>
    </style:style>
    <style:style style:name="T84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85" style:parent-style-name="Absatz-Standardschriftar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GB" style:language-asian="de" style:country-asian="DE"/>
    </style:style>
    <style:style style:name="T86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87" style:parent-style-name="Absatz-Standardschriftar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GB" style:language-asian="de" style:country-asian="DE"/>
    </style:style>
    <style:style style:name="T88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P89" style:parent-style-name="Standard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P90" style:parent-style-name="Standard" style:family="paragraph">
      <style:paragraph-properties fo:margin-bottom="0in" style:line-height-at-least="0.1979in" fo:background-color="#1E1E1E"/>
    </style:style>
    <style:style style:name="T91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92" style:parent-style-name="Absatz-Standardschriftar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GB" style:language-asian="de" style:country-asian="DE"/>
    </style:style>
    <style:style style:name="T93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94" style:parent-style-name="Absatz-Standardschriftar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GB" style:language-asian="de" style:country-asian="DE"/>
    </style:style>
    <style:style style:name="T95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T96" style:parent-style-name="Absatz-Standardschriftar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GB" style:language-asian="de" style:country-asian="DE"/>
    </style:style>
    <style:style style:name="T97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GB" style:language-asian="de" style:country-asian="DE"/>
    </style:style>
    <style:style style:name="P98" style:parent-style-name="Standard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ru" fo:country="RU" style:language-asian="de" style:country-asian="DE"/>
    </style:style>
    <style:style style:name="P99" style:parent-style-name="Standard" style:family="paragraph">
      <style:paragraph-properties fo:margin-bottom="0in" style:line-height-at-least="0.1979in" fo:background-color="#1E1E1E"/>
    </style:style>
    <style:style style:name="T100" style:parent-style-name="Absatz-Standardschriftar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de" style:country-asian="DE"/>
    </style:style>
    <style:style style:name="T101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ru" fo:country="RU" style:language-asian="de" style:country-asian="DE"/>
    </style:style>
    <style:style style:name="T102" style:parent-style-name="Absatz-Standardschriftar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de" style:country-asian="DE"/>
    </style:style>
    <style:style style:name="T103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ru" fo:country="RU" style:language-asian="de" style:country-asian="DE"/>
    </style:style>
    <style:style style:name="T104" style:parent-style-name="Absatz-Standardschriftar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de" style:country-asian="DE"/>
    </style:style>
    <style:style style:name="T105" style:parent-style-name="Absatz-Standardschriftar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ru" fo:country="RU" style:language-asian="de" style:country-asian="DE"/>
    </style:style>
    <style:style style:name="P106" style:parent-style-name="KeinLeerraum" style:family="paragraph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P107" style:parent-style-name="KeinLeerraum" style:list-style-name="LFO2" style:family="paragraph"/>
    <style:style style:name="T108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09" style:parent-style-name="Absatz-Standardschriftart" style:family="text">
      <style:text-properties style:font-name-complex="Calibri" fo:font-size="14pt" style:font-size-asian="14pt" style:font-size-complex="14pt" style:language-asian="de" style:country-asian="DE"/>
    </style:style>
    <style:style style:name="T110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11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12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113" style:parent-style-name="KeinLeerraum" style:family="paragraph">
      <style:paragraph-properties fo:margin-left="0.1972in">
        <style:tab-stops/>
      </style:paragraph-properties>
      <style:text-properties style:font-name-complex="Calibri" fo:font-size="14pt" style:font-size-asian="14pt" style:font-size-complex="14pt" fo:language="ru" fo:country="RU" style:language-asian="de" style:country-asian="DE"/>
    </style:style>
    <style:style style:name="P114" style:parent-style-name="KeinLeerraum" style:list-style-name="LFO2" style:family="paragraph"/>
    <style:style style:name="T115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16" style:parent-style-name="Absatz-Standardschriftart" style:family="text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T117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18" style:parent-style-name="Absatz-Standardschriftart" style:family="text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T119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20" style:parent-style-name="Absatz-Standardschriftart" style:family="text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T121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22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123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24" style:parent-style-name="Absatz-Standardschriftart" style:family="text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P125" style:parent-style-name="KeinLeerraum" style:family="paragraph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P126" style:parent-style-name="KeinLeerraum" style:list-style-name="LFO2" style:family="paragraph"/>
    <style:style style:name="T127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28" style:parent-style-name="Absatz-Standardschriftart" style:family="text">
      <style:text-properties style:font-name-complex="Calibri" fo:font-size="14pt" style:font-size-asian="14pt" style:font-size-complex="14pt" style:language-asian="de" style:country-asian="DE"/>
    </style:style>
    <style:style style:name="T129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30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31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32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133" style:parent-style-name="KeinLeerraum" style:family="paragraph">
      <style:paragraph-properties fo:margin-left="0.4472in">
        <style:tab-stops/>
      </style:paragraph-properties>
      <style:text-properties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134" style:parent-style-name="KeinLeerraum" style:list-style-name="LFO2" style:family="paragraph"/>
    <style:style style:name="T135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36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37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38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39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140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41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P142" style:parent-style-name="KeinLeerraum" style:family="paragraph">
      <style:paragraph-properties fo:margin-left="0.4472in">
        <style:tab-stops/>
      </style:paragraph-properties>
      <style:text-properties style:font-name-complex="Calibri" fo:font-size="14pt" style:font-size-asian="14pt" style:font-size-complex="14pt" style:language-asian="de" style:country-asian="DE"/>
    </style:style>
    <style:style style:name="T143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44" style:parent-style-name="Absatz-Standardschriftart" style:family="text">
      <style:text-properties style:font-name-complex="Calibri" fo:font-size="14pt" style:font-size-asian="14pt" style:font-size-complex="14pt" style:language-asian="de" style:country-asian="DE"/>
    </style:style>
    <style:style style:name="P145" style:parent-style-name="KeinLeerraum" style:family="paragraph">
      <style:text-properties style:font-name-complex="Calibri" fo:font-size="14pt" style:font-size-asian="14pt" style:font-size-complex="14pt" style:language-asian="de" style:country-asian="DE"/>
    </style:style>
    <style:style style:name="P146" style:parent-style-name="KeinLeerraum" style:list-style-name="LFO2" style:family="paragraph"/>
    <style:style style:name="T147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48" style:parent-style-name="Absatz-Standardschriftart" style:family="text">
      <style:text-properties style:font-name-complex="Calibri" fo:font-size="14pt" style:font-size-asian="14pt" style:font-size-complex="14pt" style:language-asian="de" style:country-asian="DE"/>
    </style:style>
    <style:style style:name="T149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50" style:parent-style-name="Absatz-Standardschriftart" style:family="text">
      <style:text-properties style:font-name-complex="Calibri" fo:font-size="14pt" style:font-size-asian="14pt" style:font-size-complex="14pt" style:language-asian="de" style:country-asian="DE"/>
    </style:style>
    <style:style style:name="T151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52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53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154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155" style:parent-style-name="KeinLeerraum" style:family="paragraph">
      <style:paragraph-properties fo:margin-left="0.4472in">
        <style:tab-stops/>
      </style:paragraph-properties>
      <style:text-properties style:font-name-complex="Calibri" fo:font-size="14pt" style:font-size-asian="14pt" style:font-size-complex="14pt" fo:language="ru" fo:country="RU" style:language-asian="de" style:country-asian="DE"/>
    </style:style>
    <style:style style:name="P156" style:parent-style-name="KeinLeerraum" style:list-style-name="LFO2" style:family="paragraph"/>
    <style:style style:name="T157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58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59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160" style:parent-style-name="KeinLeerraum" style:family="paragraph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61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62" style:parent-style-name="Absatz-Standardschriftart" style:family="text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T163" style:parent-style-name="Absatz-Standardschriftart" style:family="text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P164" style:parent-style-name="KeinLeerraum" style:family="paragraph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P165" style:parent-style-name="KeinLeerraum" style:family="paragraph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P166" style:parent-style-name="KeinLeerraum" style:list-style-name="LFO2" style:family="paragraph"/>
    <style:style style:name="T167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68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69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170" style:parent-style-name="Absatz-Standardschriftart" style:family="text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T171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P172" style:parent-style-name="KeinLeerraum" style:family="paragraph">
      <style:text-properties style:font-name-complex="Calibri" fo:font-size="14pt" style:font-size-asian="14pt" style:font-size-complex="14pt" fo:language="en" fo:country="GB"/>
    </style:style>
    <style:style style:name="T173" style:parent-style-name="Absatz-Standardschriftart" style:family="text">
      <style:text-properties fo:font-size="14pt" style:font-size-asian="14pt" style:font-size-complex="14pt" fo:language="ru" fo:country="RU"/>
    </style:style>
    <style:style style:name="T174" style:parent-style-name="Absatz-Standardschriftart" style:family="text">
      <style:text-properties fo:font-size="14pt" style:font-size-asian="14pt" style:font-size-complex="14pt" fo:language="en" fo:country="GB"/>
    </style:style>
    <style:style style:name="P175" style:parent-style-name="KeinLeerraum" style:family="paragraph">
      <style:text-properties fo:language="en" fo:country="GB"/>
    </style:style>
  </office:automatic-styles>
  <office:body>
    <office:text text:use-soft-page-breaks="true">
      <text:list text:style-name="LFO2" text:continue-numbering="true">
        <text:list-item>
          <text:p text:style-name="P1"><text:span text:style-name="T2">Как создать дату 24 января 2021 года, 22 часа 51 минута? Временная зона — местная.</text:span><text:span text:style-name="T3"><text:s/></text:span></text:p>
        </text:list-item>
      </text:list>
      <text:p text:style-name="P4"/>
      <text:p text:style-name="P5">Let d = newDate(2021,0,24,22,51,0);</text:p>
      <text:p text:style-name="P6">console.log(d);</text:p>
      <text:p text:style-name="P7"/>
      <text:list text:style-name="LFO2" text:continue-numbering="true">
        <text:list-item>
          <text:p text:style-name="P8"><text:span text:style-name="T9">Для чего предназначен метод<text:s/></text:span><text:span text:style-name="T10">getDay</text:span><text:span text:style-name="T11">()?</text:span><text:span text:style-name="T12"><text:s/></text:span><text:span text:style-name="T13">–</text:span><text:span text:style-name="T14"><text:s/></text:span><text:span text:style-name="T15">для получения информации о дне<text:s/></text:span><text:span text:style-name="T16">недели</text:span></text:p>
        </text:list-item>
      </text:list>
      <text:p text:style-name="P17"/>
      <text:list text:style-name="LFO2" text:continue-numbering="true">
        <text:list-item>
          <text:p text:style-name="P18">Как посчитать, сколько секунд осталось до завтра?</text:p>
        </text:list-item>
      </text:list>
      <text:p text:style-name="P19"><text:span text:style-name="T20"><text:s text:c="11"/></text:span><text:span text:style-name="T21">function</text:span><text:span text:style-name="T22"><text:s/></text:span><text:span text:style-name="T23">getSecondsToTomorrow</text:span><text:span text:style-name="T24">() {</text:span></text:p>
      <text:p text:style-name="P25"><text:span text:style-name="T26"> <text:s/></text:span><text:span text:style-name="T27">let</text:span><text:span text:style-name="T28"><text:s/></text:span><text:span text:style-name="T29">now</text:span><text:span text:style-name="T30"><text:s/>=<text:s/></text:span><text:span text:style-name="T31">new</text:span><text:span text:style-name="T32"><text:s/></text:span><text:span text:style-name="T33">Date</text:span><text:span text:style-name="T34">();</text:span></text:p>
      <text:p text:style-name="P35"><text:span text:style-name="T36"> <text:s/></text:span><text:span text:style-name="T37">let</text:span><text:span text:style-name="T38"><text:s/></text:span><text:span text:style-name="T39">hour</text:span><text:span text:style-name="T40"><text:s/>=<text:s/></text:span><text:span text:style-name="T41">now</text:span><text:span text:style-name="T42">.</text:span><text:span text:style-name="T43">getHours</text:span><text:span text:style-name="T44">();</text:span></text:p>
      <text:p text:style-name="P45"><text:span text:style-name="T46"> <text:s/></text:span><text:span text:style-name="T47">let</text:span><text:span text:style-name="T48"><text:s/></text:span><text:span text:style-name="T49">minutes</text:span><text:span text:style-name="T50"><text:s/>=<text:s/></text:span><text:span text:style-name="T51">now</text:span><text:span text:style-name="T52">.</text:span><text:span text:style-name="T53">getMinutes</text:span><text:span text:style-name="T54">();</text:span></text:p>
      <text:p text:style-name="P55"><text:span text:style-name="T56"> <text:s/></text:span><text:span text:style-name="T57">let</text:span><text:span text:style-name="T58"><text:s/></text:span><text:span text:style-name="T59">seconds</text:span><text:span text:style-name="T60"><text:s/>=<text:s/></text:span><text:span text:style-name="T61">now</text:span><text:span text:style-name="T62">.</text:span><text:span text:style-name="T63">getSeconds</text:span><text:span text:style-name="T64">();</text:span></text:p>
      <text:p text:style-name="P65"><text:span text:style-name="T66"> <text:s/></text:span><text:span text:style-name="T67">let</text:span><text:span text:style-name="T68"><text:s/></text:span><text:span text:style-name="T69">totalSecondsToday</text:span><text:span text:style-name="T70"><text:s/>= (</text:span><text:span text:style-name="T71">hour</text:span><text:span text:style-name="T72"><text:s/>*<text:s/></text:span><text:span text:style-name="T73">60</text:span><text:span text:style-name="T74"><text:s/>+<text:s/></text:span><text:span text:style-name="T75">minutes</text:span><text:span text:style-name="T76">) *<text:s/></text:span><text:span text:style-name="T77">60</text:span><text:span text:style-name="T78"><text:s/>+<text:s/></text:span><text:span text:style-name="T79">seconds</text:span><text:span text:style-name="T80">;</text:span></text:p>
      <text:p text:style-name="P81"><text:span text:style-name="T82"> <text:s/></text:span><text:span text:style-name="T83">let</text:span><text:span text:style-name="T84"><text:s/></text:span><text:span text:style-name="T85">totalSecondsInADay</text:span><text:span text:style-name="T86"><text:s/>=<text:s/></text:span><text:span text:style-name="T87">86400</text:span><text:span text:style-name="T88">;</text:span></text:p>
      <text:p text:style-name="P89"/>
      <text:p text:style-name="P90"><text:span text:style-name="T91"> <text:s/></text:span><text:span text:style-name="T92">return</text:span><text:span text:style-name="T93"><text:s/></text:span><text:span text:style-name="T94">totalSecondsInADay</text:span><text:span text:style-name="T95"><text:s/>-<text:s/></text:span><text:span text:style-name="T96">totalSecondsToday</text:span><text:span text:style-name="T97">;</text:span></text:p>
      <text:p text:style-name="P98">}</text:p>
      <text:p text:style-name="P99"><text:span text:style-name="T100">console</text:span><text:span text:style-name="T101">.</text:span><text:span text:style-name="T102">log</text:span><text:span text:style-name="T103">(</text:span><text:span text:style-name="T104">getSecondsToTomorrow</text:span><text:span text:style-name="T105">());</text:span></text:p>
      <text:p text:style-name="P106"/>
      <text:list text:style-name="LFO2" text:continue-numbering="true">
        <text:list-item>
          <text:p text:style-name="P107"><text:span text:style-name="T108">Для чего предназначен метод<text:s/></text:span><text:span text:style-name="T109">getDate</text:span><text:span text:style-name="T110">()?</text:span><text:span text:style-name="T111">-<text:s/></text:span><text:span text:style-name="T112">для получения информации о дне месяца</text:span></text:p>
        </text:list-item>
      </text:list>
      <text:p text:style-name="P113"/>
      <text:list text:style-name="LFO2" text:continue-numbering="true">
        <text:list-item>
          <text:p text:style-name="P114"><text:span text:style-name="T115">Что выведет<text:s/></text:span><text:span text:style-name="T116">console</text:span><text:span text:style-name="T117">.</text:span><text:span text:style-name="T118">log</text:span><text:span text:style-name="T119">(</text:span><text:span text:style-name="T120">d</text:span><text:span text:style-name="T121">) ?<text:s/></text:span><text:span text:style-name="T122">09.03.2016</text:span></text:p>
        </text:list-item>
      </text:list>
      <text:p text:style-name="KeinLeerraum"><text:span text:style-name="T123"><text:s text:c="14"/></text:span><text:span text:style-name="T124">let d = new Date(2016, 2, 9);</text:span></text:p>
      <text:p text:style-name="P125"><text:s text:c="14"/>console.log(d);</text:p>
      <text:list text:style-name="LFO2" text:continue-numbering="true">
        <text:list-item>
          <text:p text:style-name="P126"><text:span text:style-name="T127">Что делает<text:s/></text:span><text:span text:style-name="T128">getTimezoneOffset</text:span><text:span text:style-name="T129">() ?</text:span><text:span text:style-name="T130">-<text:s/></text:span><text:span text:style-name="T131">возвращает разницу в минутах между местным часовым поясом и<text:s/></text:span><text:span text:style-name="T132">UTC</text:span></text:p>
        </text:list-item>
      </text:list>
      <text:p text:style-name="P133"/>
      <text:list text:style-name="LFO2" text:continue-numbering="true">
        <text:list-item>
          <text:p text:style-name="P134"><text:span text:style-name="T135">Что выведет консоль?</text:span><text:span text:style-name="T136"><text:s/></text:span><text:span text:style-name="T137">–</text:span><text:span text:style-name="T138"><text:s/></text:span><text:span text:style-name="T139">время по</text:span><text:span text:style-name="T140"><text:s/></text:span><text:span text:style-name="T141">UTC</text:span></text:p>
        </text:list-item>
      </text:list>
      <text:p text:style-name="P142">let date = new Date();</text:p>
      <text:p text:style-name="KeinLeerraum"><text:span text:style-name="T143"><text:s text:c="10"/></text:span><text:span text:style-name="T144">console.log(date.getUTCHours());</text:span></text:p>
      <text:p text:style-name="P145"/>
      <text:list text:style-name="LFO2" text:continue-numbering="true">
        <text:list-item>
          <text:p text:style-name="P146"><text:span text:style-name="T147">Для чего предназначен метод<text:s/></text:span><text:span text:style-name="T148">getHours</text:span><text:span text:style-name="T149">() объекта<text:s/></text:span><text:span text:style-name="T150">Date</text:span><text:span text:style-name="T151">?</text:span><text:span text:style-name="T152"><text:s/>– <text:s/></text:span><text:span text:style-name="T153">для получения информации о<text:s/></text:span><text:span text:style-name="T154">часах ( актуальном времени)</text:span></text:p>
        </text:list-item>
      </text:list>
      <text:p text:style-name="P155"/>
      <text:list text:style-name="LFO2" text:continue-numbering="true">
        <text:list-item>
          <text:p text:style-name="P156"><text:span text:style-name="T157">Что выведет консоль?</text:span><text:span text:style-name="T158"><text:s/>–<text:s/></text:span><text:span text:style-name="T159">текущий год</text:span></text:p>
        </text:list-item>
      </text:list>
      <text:p text:style-name="P160"><text:s text:c="12"/>let d = new Date();<text:s/></text:p>
      <text:p text:style-name="KeinLeerraum"><text:span text:style-name="T161"><text:s text:c="12"/></text:span><text:span text:style-name="T162">let y = <text:s/>d.getFullYear();</text:span><text:span text:style-name="T163"><text:s/></text:span></text:p>
      <text:p text:style-name="P164"><text:s text:c="12"/>console.log(y);</text:p>
      <text:p text:style-name="P165"/>
      <text:soft-page-break/>
      <text:list text:style-name="LFO2" text:continue-numbering="true">
        <text:list-item>
          <text:p text:style-name="P166"><text:span text:style-name="T167">В чём ошибка в коде?</text:span><text:span text:style-name="T168"><text:s/></text:span><text:span text:style-name="T169">– не нашла</text:span></text:p>
        </text:list-item>
      </text:list>
      <text:p text:style-name="KeinLeerraum"><text:span text:style-name="T170"><text:s text:c="14"/></text:span><text:span text:style-name="T171">let y = new Date();<text:s/></text:span></text:p>
      <text:p text:style-name="P172"><text:s text:c="14"/>let d = y.getDate();<text:s/></text:p>
      <text:p text:style-name="KeinLeerraum"><text:span text:style-name="T173"><text:s text:c="14"/></text:span><text:span text:style-name="T174">console.log(d);</text:span></text:p>
      <text:p text:style-name="P1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font-weight="normal" style:font-weight-asian="normal" style:font-weight-complex="normal"/>
    </style:style>
    <style:style style:name="WW_CharLFO5LVL1" style:family="text">
      <style:text-properties fo:font-weight="normal" style:font-weight-asian="normal" style:font-weight-complex="normal"/>
    </style:style>
    <style:style style:name="WW_CharLFO6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 Maltseva</meta:initial-creator>
    <dc:creator>Maria Maltseva</dc:creator>
    <meta:creation-date>2023-04-14T15:44:00Z</meta:creation-date>
    <dc:date>2023-04-14T17:48:00Z</dc:date>
    <meta:template xlink:href="Normal" xlink:type="simple"/>
    <meta:editing-cycles>3</meta:editing-cycles>
    <meta:editing-duration>PT0S</meta:editing-duration>
    <meta:document-statistic meta:page-count="2" meta:paragraph-count="2" meta:word-count="191" meta:character-count="1396" meta:row-count="10" meta:non-whitespace-character-count="1207"/>
  </office:meta>
</office:document-meta>
</file>